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pose un algorithme de mesure de distance entre structure arborescente basé sur la plus grande forêt commune. Propose un algorithme en temps linéai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us </meta:initial-creator>
    <meta:creation-date>2014-02-15T11:33:26</meta:creation-date>
    <meta:generator>LibreOffice/3.5$Linux_x86 LibreOffice_project/350m1$Build-2</meta:generator>
    <dc:date>2014-02-17T19:02:39</dc:date>
    <dc:creator>Asus </dc:creator>
    <meta:editing-duration>PT21M40S</meta:editing-duration>
    <meta:editing-cycles>4</meta:editing-cycles>
    <meta:document-statistic meta:table-count="0" meta:image-count="0" meta:object-count="0" meta:page-count="1" meta:paragraph-count="1" meta:word-count="23" meta:character-count="152" meta:non-whitespace-character-count="130"/>
  </office:meta>
</office:document-meta>
</file>